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gr1" style:family="graphic">
      <style:graphic-properties draw:textarea-horizontal-align="justify" draw:textarea-vertical-align="middle" draw:auto-grow-height="false" fo:min-height="3.323cm" fo:min-width="3.351cm" style:run-through="foreground" style:wrap="run-through" style:number-wrapped-paragraphs="no-limit"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0" draw:name="Alakzat1" draw:style-name="gr1" svg:width="6.704cm" svg:height="6.645cm" svg:x="5.787cm" svg:y="17.844cm">
        <text:p/>
        <draw:enhanced-geometry svg:viewBox="0 0 21600 21600" draw:glue-points="10800 0 0 10800 10800 21600 21600 10800" draw:text-areas="5400 5400 16200 16200" draw:type="diamond" draw:enhanced-path="M 10800 0 L 21600 10800 10800 21600 0 10800 10800 0 Z N"/>
      </draw:custom-shap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5T14:15:45.095000000</meta:creation-date>
    <dc:date>2020-10-15T14:16:38.924000000</dc:date>
    <meta:editing-duration>PT5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Dev/7.1.0.0.alpha0$Windows_X86_64 LibreOffice_project/28d4d1e30b46f3de48fa9eca28770c3deef1623f</meta:generator>
  </office:meta>
</office:document-meta>
</file>